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1pt" fo:font-weight="normal" officeooo:rsid="00248c18" officeooo:paragraph-rsid="0011dc3b" style:font-size-asian="9.60000038146973pt" style:font-weight-asian="normal" style:font-size-complex="11pt" style:font-weight-complex="normal">
        <loext:char-complex-color loext:theme-type="dark1" loext:color-type="theme"/>
      </style:text-properties>
    </style:style>
    <style:style style:name="P2" style:family="paragraph" style:parent-style-name="Standard">
      <style:paragraph-properties fo:line-height="200%" fo:text-align="start" style:justify-single-word="false"/>
      <style:text-properties fo:color="#000000" loext:opacity="100%" style:font-name="Arial" fo:font-size="11pt" fo:font-weight="normal" officeooo:rsid="00248c18" officeooo:paragraph-rsid="0011dc3b" style:font-size-asian="9.60000038146973pt" style:font-weight-asian="normal" style:font-size-complex="11pt" style:font-weight-complex="normal">
        <loext:char-complex-color loext:theme-type="dark1" loext:color-type="theme"/>
      </style:text-properties>
    </style:style>
    <style:style style:name="P3" style:family="paragraph" style:parent-style-name="Standard">
      <style:paragraph-properties fo:line-height="200%" fo:text-align="center" style:justify-single-word="false"/>
      <style:text-properties fo:color="#000000" loext:opacity="100%" style:font-name="Arial" fo:font-size="11pt" fo:font-weight="bold" officeooo:rsid="0011dc3b" officeooo:paragraph-rsid="0011dc3b" style:font-size-asian="9.60000038146973pt" style:font-weight-asian="bold" style:font-size-complex="11pt" style:font-weight-complex="bold">
        <loext:char-complex-color loext:theme-type="dark1" loext:color-type="theme"/>
      </style:text-properties>
    </style:style>
    <style:style style:name="P4" style:family="paragraph" style:parent-style-name="Standard">
      <style:paragraph-properties fo:line-height="200%" fo:text-align="center" style:justify-single-word="false"/>
      <style:text-properties fo:color="#000000" loext:opacity="100%" style:font-name="Arial" fo:font-size="17pt" fo:font-weight="bold" officeooo:rsid="0011dc3b" officeooo:paragraph-rsid="0011dc3b" style:font-size-asian="9.60000038146973pt" style:font-weight-asian="bold" style:font-size-complex="11pt" style:font-weight-complex="bold">
        <loext:char-complex-color loext:theme-type="dark1" loext:color-type="theme"/>
      </style:text-properties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Arial" fo:font-size="12pt" fo:font-weight="bold" officeooo:rsid="0011dc3b" officeooo:paragraph-rsid="0011dc3b" style:font-size-asian="10.5pt" style:font-weight-asian="bold" style:font-size-complex="12pt" style:font-weight-complex="bold">
        <loext:char-complex-color loext:theme-type="dark1" loext:color-type="theme"/>
      </style:text-properties>
    </style:style>
    <style:style style:name="P6" style:family="paragraph" style:parent-style-name="Standard">
      <style:paragraph-properties fo:line-height="200%" fo:text-align="start" style:justify-single-word="false"/>
      <style:text-properties fo:color="#000000" loext:opacity="100%" style:font-name="Arial" fo:font-size="12pt" fo:font-weight="normal" officeooo:rsid="0011dc3b" officeooo:paragraph-rsid="0011dc3b" style:font-size-asian="10.5pt" style:font-weight-asian="normal" style:font-size-complex="12pt" style:font-weight-complex="normal">
        <loext:char-complex-color loext:theme-type="dark1" loext:color-type="theme"/>
      </style:text-properties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0bf968" officeooo:paragraph-rsid="000bf96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0bf968" officeooo:paragraph-rsid="000bf96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bf968" officeooo:paragraph-rsid="0016713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0bf968" officeooo:paragraph-rsid="0016713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167137" officeooo:paragraph-rsid="0016713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bf968" officeooo:paragraph-rsid="000bf96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0bf968" officeooo:paragraph-rsid="0015042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0bf968" officeooo:paragraph-rsid="0015042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bf968" officeooo:paragraph-rsid="000bf968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officeooo:rsid="000bf968" officeooo:paragraph-rsid="000bf968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officeooo:rsid="0011dc3b" officeooo:paragraph-rsid="001431f5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officeooo:rsid="00137650" officeooo:paragraph-rsid="001431f5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officeooo:rsid="000e1e4d" officeooo:paragraph-rsid="001431f5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officeooo:rsid="000ca95e" officeooo:paragraph-rsid="00137650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officeooo:rsid="000e1e4d" officeooo:paragraph-rsid="00137650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officeooo:rsid="000ca95e" officeooo:paragraph-rsid="00167137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officeooo:rsid="000e1e4d" officeooo:paragraph-rsid="00167137" style:font-size-asian="12pt" style:font-size-complex="12pt"/>
    </style:style>
    <style:style style:name="T1" style:family="text">
      <style:text-properties officeooo:rsid="001307ec"/>
    </style:style>
    <style:style style:name="T2" style:family="text">
      <style:text-properties officeooo:rsid="00159b32"/>
    </style:style>
    <style:style style:name="T3" style:family="text">
      <style:text-properties officeooo:rsid="00137650"/>
    </style:style>
    <style:style style:name="T4" style:family="text">
      <style:text-properties officeooo:rsid="001431f5"/>
    </style:style>
    <style:style style:name="T5" style:family="text">
      <style:text-properties officeooo:rsid="0016713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 Nacional de Aprendizaje (SENA)</text:p>
      <text:p text:style-name="P1">Centro de Electricidad, Electrónica <text:s/>y Telecomunicaciones</text:p>
      <text:p text:style-name="P2">Formación: Técnico en Programación de Software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/>
      <text:p text:style-name="P4">Proyecto Productivo</text:p>
      <text:p text:style-name="P4"/>
      <text:p text:style-name="P4"/>
      <text:p text:style-name="P4"/>
      <text:p text:style-name="P4"/>
      <text:p text:style-name="P4"/>
      <text:p text:style-name="P5">Integrantes:<text:tab/><text:tab/><text:tab/><text:tab/><text:tab/><text:tab/><text:tab/><text:tab/><text:tab/><text:tab/>Ficha: 3174994</text:p>
      <text:p text:style-name="P6">Raúl Montesino c.c 1.013.696.982</text:p>
      <text:p text:style-name="P6">Sergio Cárdenas Melo c.c 1.016.949.963</text:p>
      <text:p text:style-name="P6">Luis Carlos forero Carvajal c.c 1.011.098.383</text:p>
      <text:p text:style-name="P6"><text:span text:style-name="T1">Miguel Angel Benitez Abaunza </text:span>c.c <text:span text:style-name="T1">1.099.202.095</text:span></text:p>
      <text:p text:style-name="P7">Proyecto productivo.</text:p>
      <text:p text:style-name="P8"/>
      <text:p text:style-name="P9">Nombre del proyecto</text:p>
      <text:p text:style-name="P10"/>
      <text:p text:style-name="P11">FoodHub.</text:p>
      <text:p text:style-name="P12"/>
      <text:p text:style-name="P13">Objetivo General</text:p>
      <text:p text:style-name="P14"/>
      <text:p text:style-name="P14">Desarrollar plataforma interactiva que optimice los procesos y la comunicación entre los clientes y el restaurante.</text:p>
      <text:p text:style-name="P12"/>
      <text:p text:style-name="P12"/>
      <text:p text:style-name="P15">Objetivos específicos: </text:p>
      <text:p text:style-name="P12"/>
      <text:list text:style-name="L1">
        <text:list-item>
          <text:p text:style-name="P16"><text:span text:style-name="T2">Desplegar</text:span><text:span text:style-name="T3"> sección de </text:span>menú <text:span text:style-name="T3">e información relevante del sitio.</text:span></text:p>
        </text:list-item>
        <text:list-item>
          <text:p text:style-name="P17">Crear sección enfocada a la compra de los productos vía online. </text:p>
        </text:list-item>
        <text:list-item>
          <text:p text:style-name="P18">Chat interno de comunicación entre el cliente y restaurante.</text:p>
        </text:list-item>
        <text:list-item>
          <text:p text:style-name="P19"><text:span text:style-name="T3">Crear s</text:span>ección de comentarios de otros clientes.</text:p>
        </text:list-item>
        <text:list-item>
          <text:p text:style-name="P20">Brindar acceso a un Chat-Bot.</text:p>
        </text:list-item>
        <text:list-item>
          <text:p text:style-name="P20">Crear sección <text:span text:style-name="T4">de </text:span>formulario para la creación y modificación de reservas.</text:p>
        </text:list-item>
        <text:list-item>
          <text:p text:style-name="P21">Integrar un sistema de notificaciones que confirme las reservas y envíe recordatorios a los clientes antes de su visita.</text:p>
        </text:list-item>
        <text:list-item>
          <text:p text:style-name="P22">Crear sección enfocada al restaurante para visualizar y administrar las reservas existentes.</text:p>
        </text:list-item>
        <text:list-item>
          <text:p text:style-name="P23"><text:span text:style-name="T5">E</text:span>stadísticas de reserv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3:14:00.208448400</meta:creation-date>
    <dc:date>2025-05-26T08:59:08.044231000</dc:date>
    <meta:editing-duration>PT1H25M15S</meta:editing-duration>
    <meta:editing-cycles>4</meta:editing-cycles>
    <meta:generator>LibreOffice/25.2.3.2$Windows_X86_64 LibreOffice_project/bbb074479178df812d175f709636b368952c2ce3</meta:generator>
    <meta:print-date>2025-05-21T21:04:27.757273200</meta:print-date>
    <meta:printed-by>Archivos PDF</meta:printed-by>
    <meta:document-statistic meta:table-count="0" meta:image-count="0" meta:object-count="0" meta:page-count="2" meta:paragraph-count="24" meta:word-count="164" meta:character-count="1146" meta:non-whitespace-character-count="1003"/>
  </office:meta>
</office:document-meta>
</file>